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caa" officeooo:paragraph-rsid="00035caa"/>
    </style:style>
    <style:style style:name="P2" style:family="paragraph" style:parent-style-name="Standard">
      <style:text-properties officeooo:rsid="00035caa" officeooo:paragraph-rsid="00040567"/>
    </style:style>
    <style:style style:name="P3" style:family="paragraph" style:parent-style-name="Standard">
      <style:text-properties officeooo:rsid="00035caa" officeooo:paragraph-rsid="00062c5c"/>
    </style:style>
    <style:style style:name="P4" style:family="paragraph" style:parent-style-name="Standard">
      <style:text-properties officeooo:rsid="00035caa" officeooo:paragraph-rsid="000836db"/>
    </style:style>
    <style:style style:name="P5" style:family="paragraph" style:parent-style-name="Standard">
      <style:text-properties officeooo:rsid="00035caa" officeooo:paragraph-rsid="000b82b1"/>
    </style:style>
    <style:style style:name="P6" style:family="paragraph" style:parent-style-name="Standard">
      <style:text-properties officeooo:rsid="00035caa" officeooo:paragraph-rsid="000dd168"/>
    </style:style>
    <style:style style:name="P7" style:family="paragraph" style:parent-style-name="Standard">
      <style:text-properties officeooo:rsid="00035caa" officeooo:paragraph-rsid="000eb1fb"/>
    </style:style>
    <style:style style:name="P8" style:family="paragraph" style:parent-style-name="Standard">
      <style:text-properties officeooo:rsid="00035caa" officeooo:paragraph-rsid="000fa7ed"/>
    </style:style>
    <style:style style:name="T1" style:family="text">
      <style:text-properties officeooo:rsid="00040567"/>
    </style:style>
    <style:style style:name="T2" style:family="text">
      <style:text-properties officeooo:rsid="00062c5c"/>
    </style:style>
    <style:style style:name="T3" style:family="text">
      <style:text-properties officeooo:rsid="000836db"/>
    </style:style>
    <style:style style:name="T4" style:family="text">
      <style:text-properties officeooo:rsid="0008dfd8"/>
    </style:style>
    <style:style style:name="T5" style:family="text">
      <style:text-properties officeooo:rsid="000b82b1"/>
    </style:style>
    <style:style style:name="T6" style:family="text">
      <style:text-properties officeooo:rsid="000dd168"/>
    </style:style>
    <style:style style:name="T7" style:family="text">
      <style:text-properties officeooo:rsid="000eb1fb"/>
    </style:style>
    <style:style style:name="T8" style:family="text">
      <style:text-properties officeooo:rsid="000fa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_stencil_3D_cubes ranks:8 <text:s/>number of arrays:16 time of execution: 330 ms</text:p>
      <text:p text:style-name="P1"/>
      <text:p text:style-name="P2">heat_stencil_3D_cubes ranks:8 <text:s/>number of arrays:<text:span text:style-name="T1">32</text:span> time of execution: <text:span text:style-name="T1">2930</text:span> ms</text:p>
      <text:p text:style-name="P2"/>
      <text:p text:style-name="P3">heat_stencil_3D_cubes ranks:8 <text:s/>number of arrays:<text:span text:style-name="T2">64</text:span> time of execution: 43260 ms</text:p>
      <text:p text:style-name="P3"/>
      <text:p text:style-name="P5">heat_stencil_3D_cubes ranks:8 <text:s/>number of arrays:<text:span text:style-name="T5">128</text:span> time of execution: 714200 ms</text:p>
      <text:p text:style-name="P3"/>
      <text:p text:style-name="P4">heat_stencil_3D_<text:span text:style-name="T4">poles</text:span> ranks:<text:span text:style-name="T3">4</text:span> <text:s/>number of arrays:<text:span text:style-name="T3">16</text:span> time of execution: <text:span text:style-name="T3">100</text:span> ms</text:p>
      <text:p text:style-name="P4"/>
      <text:p text:style-name="P6">heat_stencil_3D_<text:span text:style-name="T4">poles</text:span> ranks:<text:span text:style-name="T3">4</text:span> <text:s/>number of arrays:<text:span text:style-name="T6">32</text:span> time of execution: <text:span text:style-name="T6">660</text:span> ms</text:p>
      <text:p text:style-name="P6"/>
      <text:p text:style-name="P7">heat_stencil_3D_<text:span text:style-name="T4">poles</text:span> ranks:<text:span text:style-name="T3">4</text:span> <text:s/>number of arrays:<text:span text:style-name="T7">64</text:span> time of execution: <text:span text:style-name="T7">7540</text:span> ms</text:p>
      <text:p text:style-name="P7"/>
      <text:p text:style-name="P8">heat_stencil_3D_<text:span text:style-name="T4">poles</text:span> ranks:<text:span text:style-name="T3">4</text:span> <text:s/>number of arrays:<text:span text:style-name="T8">128</text:span> time of execution: <text:span text:style-name="T8">95920</text:span> ms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34:13.616998739</meta:creation-date>
    <dc:date>2019-11-06T11:28:18.605763665</dc:date>
    <meta:editing-duration>PT54M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0" meta:character-count="619" meta:non-whitespace-character-count="539"/>
  </office:meta>
</office:document-meta>
</file>